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babed6" draw:textarea-horizontal-align="justify" draw:textarea-vertical-align="middle" draw:auto-grow-height="fals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-color="#dbffd3" draw:textarea-horizontal-align="justify" draw:textarea-vertical-align="middle" draw:auto-grow-height="false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bc6ff" draw:textarea-horizontal-align="justify" draw:textarea-vertical-align="middle" draw:auto-grow-height="false"/>
    </style:style>
    <style:style style:name="gr11" style:family="graphic" style:parent-style-name="standard">
      <style:graphic-properties draw:fill-color="#dbc6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152cm" svg:stroke-color="#ffcc99" draw:marker-start-width="0.533cm" draw:marker-end-width="0.533cm" draw:fill="none" draw:textarea-horizontal-align="justify" draw:textarea-vertical-align="middle" draw:auto-grow-height="false" fo:min-height="0cm" fo:min-width="0cm" fo:padding-top="0cm" fo:padding-bottom="0cm" fo:padding-left="0cm" fo:padding-right="0cm" fo:wrap-option="no-wrap"/>
    </style:style>
    <style:style style:name="gr13" style:family="graphic" style:parent-style-name="standard">
      <style:graphic-properties svg:stroke-width="0.152cm" svg:stroke-color="#99ccff" draw:marker-start-width="0.533cm" draw:marker-end-width="0.533cm" draw:fill="none" draw:textarea-horizontal-align="justify" draw:textarea-vertical-align="middle" draw:auto-grow-height="false" fo:min-height="0cm" fo:min-width="0cm" fo:padding-top="0cm" fo:padding-bottom="0cm" fo:padding-left="0.152cm" fo:padding-right="0cm" fo:wrap-option="no-wrap"/>
    </style:style>
    <style:style style:name="P1" style:family="paragraph">
      <style:paragraph-properties fo:margin-left="0cm" fo:margin-right="0cm" fo:text-align="center" fo:text-indent="0cm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.905cm" svg:height="1.27cm" svg:x="3.94cm" svg:y="1.635cm">
          <text:p text:style-name="P1"><text:span text:style-name="T1">App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" draw:layer="layout" svg:width="1.905cm" svg:height="1.27cm" svg:x="16.64cm" svg:y="1.635cm">
          <text:p text:style-name="P1"><text:span text:style-name="T1">MPI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5.845cm" svg:y1="2.269cm" svg:x2="16.64cm" svg:y2="2.269cm" draw:start-shape="id1" draw:start-glue-point="10" draw:end-shape="id2" draw:end-glue-point="6">
          <text:p/>
        </draw:connector>
        <draw:custom-shape draw:style-name="gr4" draw:text-style-name="P2" draw:id="id3" draw:layer="layout" svg:width="0.635cm" svg:height="1.27cm" svg:x="11.16cm" svg:y="1.6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id="id4" draw:layer="layout" svg:width="4.445cm" svg:height="1.27cm" svg:x="3.775cm" svg:y="4.745cm">
          <text:p text:style-name="P3">MPI_intercep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5" draw:layer="layout" svg:width="3.81cm" svg:height="1.27cm" svg:x="14.835cm" svg:y="4.745cm">
          <text:p text:style-name="P3">ompitra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1.476cm" svg:y1="2.903cm" svg:x2="7.568cm" svg:y2="4.929cm" draw:start-shape="id3" draw:start-glue-point="8" draw:end-shape="id4" draw:end-glue-point="11">
          <text:p/>
        </draw:connector>
        <draw:connector draw:style-name="gr3" draw:text-style-name="P2" draw:layer="layout" draw:type="line" svg:x1="11.476cm" svg:y1="2.903cm" svg:x2="15.391cm" svg:y2="4.929cm" draw:start-shape="id3" draw:start-glue-point="8" draw:end-shape="id5" draw:end-glue-point="5">
          <text:p/>
        </draw:connector>
        <draw:custom-shape draw:style-name="gr5" draw:text-style-name="P3" draw:id="id6" draw:layer="layout" svg:width="4.445cm" svg:height="1.27cm" svg:x="9.02cm" svg:y="7.12cm">
          <text:p text:style-name="P3">MPI_interfa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7.568cm" svg:y1="5.829cm" svg:x2="9.669cm" svg:y2="7.304cm" draw:start-shape="id4" draw:start-glue-point="9" draw:end-shape="id6" draw:end-glue-point="5">
          <text:p/>
        </draw:connector>
        <draw:connector draw:style-name="gr3" draw:text-style-name="P2" draw:layer="layout" draw:type="line" svg:x1="15.391cm" svg:y1="5.829cm" svg:x2="12.813cm" svg:y2="7.304cm" draw:start-shape="id5" draw:start-glue-point="7" draw:end-shape="id6" draw:end-glue-point="11">
          <text:p/>
        </draw:connector>
        <draw:custom-shape draw:style-name="gr5" draw:text-style-name="P3" draw:id="id7" draw:layer="layout" svg:width="4.445cm" svg:height="1.27cm" svg:x="9.02cm" svg:y="10.23cm">
          <text:p text:style-name="P3">processMP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1.242cm" svg:y1="8.388cm" svg:x2="11.242cm" svg:y2="10.23cm" draw:start-shape="id6" draw:start-glue-point="8" draw:end-shape="id7" draw:end-glue-point="4">
          <text:p/>
        </draw:connector>
        <draw:custom-shape draw:style-name="gr6" draw:text-style-name="P3" draw:id="id8" draw:layer="layout" svg:width="3.81cm" svg:height="1.27cm" svg:x="16.64cm" svg:y="7.12cm">
          <text:p text:style-name="P3">DP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3.465cm" svg:y1="7.754cm" svg:x2="16.64cm" svg:y2="7.754cm" draw:start-shape="id6" draw:start-glue-point="10" draw:end-shape="id8" draw:end-glue-point="6">
          <text:p/>
        </draw:connector>
        <draw:custom-shape draw:style-name="gr7" draw:text-style-name="P3" draw:id="id9" draw:layer="layout" svg:width="4.445cm" svg:height="1.27cm" svg:x="9.02cm" svg:y="13.37cm">
          <text:p text:style-name="P3">DLB_AP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1.242cm" svg:y1="11.498cm" svg:x2="11.242cm" svg:y2="13.37cm" draw:start-shape="id7" draw:start-glue-point="8" draw:end-shape="id9" draw:end-glue-point="4">
          <text:p/>
        </draw:connector>
        <draw:custom-shape draw:style-name="gr8" draw:text-style-name="P2" draw:id="id10" draw:layer="layout" svg:width="12.065cm" svg:height="0.93cm" svg:x="5.21cm" svg:y="15.945cm">
          <text:p text:style-name="P3">LB Polici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242cm" svg:y1="14.638cm" svg:x2="11.242cm" svg:y2="15.945cm" draw:start-shape="id9" draw:start-glue-point="8" draw:end-shape="id10" draw:end-glue-point="0">
          <text:p/>
        </draw:connector>
        <draw:custom-shape draw:style-name="gr7" draw:text-style-name="P3" draw:id="id11" draw:layer="layout" svg:width="3.175cm" svg:height="1.27cm" svg:x="9.655cm" svg:y="18.355cm">
          <text:p text:style-name="P3">Redi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id="id13" draw:layer="layout" svg:width="2.54cm" svg:height="1.27cm" svg:x="14.42cm" svg:y="18.355cm">
          <text:p text:style-name="P3">Fre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id="id12" draw:layer="layout" svg:width="2.77cm" svg:height="1.27cm" svg:x="5.445cm" svg:y="18.355cm">
          <text:p text:style-name="P3">justPro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1.242cm" svg:y1="16.875cm" svg:x2="11.242cm" svg:y2="18.355cm" draw:start-shape="id10" draw:start-glue-point="2" draw:end-shape="id11" draw:end-glue-point="4">
          <text:p/>
        </draw:connector>
        <draw:connector draw:style-name="gr3" draw:text-style-name="P2" draw:layer="layout" draw:type="line" svg:x1="11.242cm" svg:y1="16.875cm" svg:x2="6.829cm" svg:y2="18.355cm" draw:start-shape="id10" draw:start-glue-point="2" draw:end-shape="id12" draw:end-glue-point="4">
          <text:p/>
        </draw:connector>
        <draw:connector draw:style-name="gr3" draw:text-style-name="P2" draw:layer="layout" draw:type="line" svg:x1="11.242cm" svg:y1="16.875cm" svg:x2="15.689cm" svg:y2="18.355cm" draw:start-shape="id10" draw:start-glue-point="2" draw:end-shape="id13" draw:end-glue-point="4">
          <text:p/>
        </draw:connector>
        <draw:custom-shape draw:style-name="gr9" draw:text-style-name="P3" draw:id="id14" draw:layer="layout" svg:width="12.064cm" svg:height="0.93cm" svg:x="5.199cm" svg:y="21.025cm">
          <text:p text:style-name="P3">Apply Distribution</text:p>
          <draw:enhanced-geometry svg:viewBox="0 0 21600 21600" draw:type="rectangle" draw:enhanced-path="M 0 0 L 21600 0 21600 21600 0 21600 0 0 Z N"/>
        </draw:custom-shape>
        <draw:custom-shape draw:style-name="gr9" draw:text-style-name="P3" draw:id="id15" draw:layer="layout" svg:width="3.175cm" svg:height="1.27cm" svg:x="9.655cm" svg:y="23.225cm">
          <text:p text:style-name="P3">OpenM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1.231cm" svg:y1="21.955cm" svg:x2="11.242cm" svg:y2="23.225cm" draw:start-shape="id14" draw:start-glue-point="2" draw:end-shape="id15" draw:end-glue-point="4">
          <text:p/>
        </draw:connector>
        <draw:connector draw:style-name="gr3" draw:text-style-name="P2" draw:layer="layout" draw:type="line" svg:x1="6.829cm" svg:y1="19.623cm" svg:x2="11.231cm" svg:y2="21.025cm" draw:start-shape="id12" draw:start-glue-point="8" draw:end-shape="id14" draw:end-glue-point="0">
          <text:p/>
        </draw:connector>
        <draw:connector draw:style-name="gr3" draw:text-style-name="P2" draw:layer="layout" draw:type="line" svg:x1="11.242cm" svg:y1="19.623cm" svg:x2="11.231cm" svg:y2="21.025cm" draw:start-shape="id11" draw:start-glue-point="8" draw:end-shape="id14">
          <text:p/>
        </draw:connector>
        <draw:connector draw:style-name="gr3" draw:text-style-name="P2" draw:layer="layout" draw:type="line" svg:x1="15.689cm" svg:y1="19.623cm" svg:x2="11.231cm" svg:y2="21.025cm" draw:start-shape="id13" draw:start-glue-point="8" draw:end-shape="id14" draw:end-glue-point="0">
          <text:p/>
        </draw:connector>
        <draw:custom-shape draw:style-name="gr10" draw:text-style-name="P3" draw:id="id16" draw:layer="layout" svg:width="6.115cm" svg:height="0.97cm" draw:transform="rotate (1.5707963267946) translate (4.065cm 22.02cm)">
          <text:p text:style-name="P3">Communication</text:p>
          <draw:enhanced-geometry svg:viewBox="0 0 21600 21600" draw:type="rectangle" draw:enhanced-path="M 0 0 L 21600 0 21600 21600 0 21600 0 0 Z N"/>
        </draw:custom-shape>
        <draw:custom-shape draw:style-name="gr11" draw:text-style-name="P3" draw:id="id17" draw:layer="layout" svg:width="2.665cm" svg:height="1.27cm" svg:x="1cm" svg:y="16.675cm">
          <text:p text:style-name="P3">socke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3" draw:id="id18" draw:layer="layout" svg:width="2.665cm" svg:height="1.27cm" svg:x="1cm" svg:y="19.915cm">
          <text:p text:style-name="P3">sh.mem.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4.065cm" svg:y1="18.962cm" svg:x2="3.274cm" svg:y2="17.759cm" draw:start-shape="id16" draw:start-glue-point="3" draw:end-shape="id17" draw:end-glue-point="9">
          <text:p/>
        </draw:connector>
        <draw:connector draw:style-name="gr3" draw:text-style-name="P2" draw:layer="layout" draw:type="line" svg:x1="4.065cm" svg:y1="18.962cm" svg:x2="3.274cm" svg:y2="20.099cm" draw:start-shape="id16" draw:start-glue-point="3" draw:end-shape="id18" draw:end-glue-point="11">
          <text:p/>
        </draw:connector>
        <draw:custom-shape draw:style-name="gr12" draw:text-style-name="P4" draw:layer="layout" svg:width="6.35cm" svg:height="2.54cm" svg:x="1.495cm" svg:y="7.35cm">
          <text:p text:style-name="P4"><text:span text:style-name="T2">DLB_MPI_Send_enter(...)</text:span></text:p>
          <text:p text:style-name="P4"><text:span text:style-name="T2">DLB_MPI_Send_leave(...)</text:span></text:p>
          <text:p text:style-name="P4"><text:span text:style-name="T2">...</text:span></text:p>
          <draw:enhanced-geometry svg:viewBox="0 0 21600 21600" draw:text-areas="800 800 20800 20800" draw:type="round-rectangular-callout" draw:modifiers="25759.4709494568 2898.7012987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5.715cm" svg:height="5.08cm" svg:x="14.83cm" svg:y="9.255cm">
          <text:p text:style-name="P5"><text:span text:style-name="T2">- Init()</text:span></text:p>
          <text:p text:style-name="P5"><text:span text:style-name="T2">- Finish()</text:span></text:p>
          <text:p text:style-name="P5"><text:span text:style-name="T2">- InitIteration()</text:span></text:p>
          <text:p text:style-name="P5"><text:span text:style-name="T2">- FinishIteration()</text:span></text:p>
          <text:p text:style-name="P5"><text:span text:style-name="T2">- IntoBlockingCall()</text:span></text:p>
          <text:p text:style-name="P5"><text:span text:style-name="T2">- OutofBlockingCall()</text:span></text:p>
          <draw:enhanced-geometry svg:viewBox="0 0 21600 21600" draw:text-areas="800 800 20800 20800" draw:type="round-rectangular-callout" draw:modifiers="-5415.11546536039 19886.7939382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6.985cm" svg:height="0.635cm" svg:x="1cm" svg:y="-3.445cm">
          <text:p text:style-name="P4"><text:span text:style-name="T2">paralelismo externo (MPI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985cm" svg:height="0.635cm" svg:x="1cm" svg:y="-4.713cm">
          <text:p text:style-name="P6"><text:span text:style-name="T3">Aplicac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985cm" svg:height="0.635cm" svg:x="1cm" svg:y="-4.08cm">
          <text:p text:style-name="P4"><text:span text:style-name="T2">librerias externa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0.635cm" svg:x="1cm" svg:y="-2.844cm">
          <text:p text:style-name="P4"><text:span text:style-name="T2">core DL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985cm" svg:height="0.635cm" svg:x="1cm" svg:y="-2.175cm">
          <text:p text:style-name="P4"><text:span text:style-name="T2">paralelismo interno (OpenMP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985cm" svg:height="0.635cm" svg:x="1cm" svg:y="-1.54cm">
          <text:p text:style-name="P4"><text:span text:style-name="T2">comunicac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05T15:26:27</meta:creation-date>
    <dc:date>2008-09-05T16:46:08</dc:date>
    <meta:editing-cycles>2</meta:editing-cycles>
    <meta:editing-duration>PT1H19M42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